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83b11" officeooo:paragraph-rsid="00183b1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83b11" officeooo:paragraph-rsid="00183b1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d2793" officeooo:paragraph-rsid="001d2793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83b11" officeooo:paragraph-rsid="00183b11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83b11" officeooo:paragraph-rsid="00183b11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183b11" officeooo:paragraph-rsid="00183b1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d2793" officeooo:paragraph-rsid="001d279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83b11" officeooo:paragraph-rsid="00183b11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style:text-underline-style="none" fo:font-weight="normal" officeooo:rsid="001d2793" officeooo:paragraph-rsid="001d279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09472" officeooo:paragraph-rsid="00209472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4f3a"/>
    </style:style>
    <style:style style:name="T3" style:family="text">
      <style:text-properties officeooo:rsid="001d2793"/>
    </style:style>
    <style:style style:name="T4" style:family="text">
      <style:text-properties officeooo:rsid="001eb6c8"/>
    </style:style>
    <style:style style:name="T5" style:family="text">
      <style:text-properties officeooo:rsid="00220c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e d’un client</text:p>
      <text:p text:style-name="P1"/>
      <text:p text:style-name="P5">Flux d’évènements</text:p>
      <text:p text:style-name="P1"/>
      <text:p text:style-name="P2">A, Conditions :</text:p>
      <text:p text:style-name="P2"><text:span text:style-name="T1"/></text:p>
      <text:p text:style-name="P6">le client doit être inscrit ou(/et) connecter pour commander </text:p>
      <text:p text:style-name="P2"><text:span text:style-name="T1"/></text:p>
      <text:p text:style-name="P2"><text:span text:style-name="T1"/></text:p>
      <text:p text:style-name="P2">B, Résultats :</text:p>
      <text:p text:style-name="P2"/>
      <text:p text:style-name="P6">La commande est enregistré </text:p>
      <text:p text:style-name="P6">Le règlement est enregistré et <text:span text:style-name="T3">la </text:span>facture édité </text:p>
      <text:p text:style-name="P6"/>
      <text:p text:style-name="P6"/>
      <text:p text:style-name="P4">Flot Nominal</text:p>
      <text:p text:style-name="P4"/>
      <text:p text:style-name="P6">Le client consulte les produits </text:p>
      <text:p text:style-name="P6">Le système lui affiche les produits </text:p>
      <text:p text:style-name="P6">Le client ajoute des produits au panier </text:p>
      <text:p text:style-name="P6">Le système confirme l’ajout et le stock des produits au panier</text:p>
      <text:p text:style-name="P6">Le client confirme le panier </text:p>
      <text:p text:style-name="P6">Le système le redirige vers la page de commande </text:p>
      <text:p text:style-name="P6">Le client choisie le mode paiement </text:p>
      <text:p text:style-name="P6">Le système valide le mode de paiement </text:p>
      <text:p text:style-name="P6">Le client choisie (/ou change) l’adresse de livraison et facturation</text:p>
      <text:p text:style-name="P6">Le système valide les adresses </text:p>
      <text:p text:style-name="P6">Le client valide la commande</text:p>
      <text:p text:style-name="P6">Le système valide et enregistre la commande </text:p>
      <text:p text:style-name="P6"/>
      <text:p text:style-name="P8">Flot alternatifs</text:p>
      <text:p text:style-name="P2"><text:span text:style-name="T1"/></text:p>
      <text:p text:style-name="P6">A, le client n’est pas inscrit </text:p>
      <text:p text:style-name="P2"><text:span text:style-name="T1"><text:tab/></text:span><text:span text:style-name="T2">inscription du client </text:span></text:p>
      <text:p text:style-name="P2"><text:span text:style-name="T2"/></text:p>
      <text:p text:style-name="P3"><text:span text:style-name="T2">B, </text:span><text:span text:style-name="T1">plus de produit en stock </text:span></text:p>
      <text:p text:style-name="P7"><text:tab/>abandon <text:span text:style-name="T5">ou</text:span> report commande </text:p>
      <text:p text:style-name="P7"/>
      <text:p text:style-name="P7">C, mode de paiement non valide </text:p>
      <text:p text:style-name="P7"><text:tab/>changement du mode de paiement </text:p>
      <text:p text:style-name="P10"><text:tab/>ou abandon </text:p>
      <text:p text:style-name="P7"/>
      <text:p text:style-name="P7">D, aucune / mauvaise adresse de livraison / facturation </text:p>
      <text:p text:style-name="P7"><text:tab/>re<text:span text:style-name="T4">nseignement des adresses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2:00:32.555000000</meta:creation-date>
    <dc:date>2023-12-01T10:37:33.423000000</dc:date>
    <meta:editing-duration>PT6H21M7S</meta:editing-duration>
    <meta:editing-cycles>7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0" meta:word-count="163" meta:character-count="989" meta:non-whitespace-character-count="831"/>
  </office:meta>
</office:document-meta>
</file>